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17mm"/>
    </style:style>
    <style:style style:name="co2" style:family="table-column">
      <style:table-column-properties fo:break-before="auto" style:column-width="55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1.48mm"/>
    </style:style>
    <style:style style:name="co5" style:family="table-column">
      <style:table-column-properties fo:break-before="auto" style:column-width="24.62mm"/>
    </style:style>
    <style:style style:name="co6" style:family="table-column">
      <style:table-column-properties fo:break-before="auto" style:column-width="5.04mm"/>
    </style:style>
    <style:style style:name="co7" style:family="table-column">
      <style:table-column-properties fo:break-before="auto" style:column-width="4.02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7.09mm"/>
    </style:style>
    <style:style style:name="co10" style:family="table-column">
      <style:table-column-properties fo:break-before="auto" style:column-width="125.0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3.94mm"/>
    </style:style>
    <style:style style:name="co13" style:family="table-column">
      <style:table-column-properties fo:break-before="auto" style:column-width="14.08mm"/>
    </style:style>
    <style:style style:name="co14" style:family="table-column">
      <style:table-column-properties fo:break-before="auto" style:column-width="14.92mm"/>
    </style:style>
    <style:style style:name="co15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03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Image1</text:p>
          </table:table-cell>
          <table:table-cell table:style-name="Default"/>
          <table:table-cell table:style-name="ce1" table:number-columns-repeated="1002"/>
          <table:table-cell table:style-name="ce3" table:number-columns-repeated="2"/>
        </table:table-row>
        <table:table-row table:style-name="ro1">
          <table:table-cell office:value-type="string" calcext:value-type="string">
            <text:p>La DODGE CHALLENGER 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./front/images/img_Voiture_70_80/Voiture/dodge_charger_general_lee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LA FERRARI 308 GTS 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./front/images/img_Voiture_70_80/Voiture/Ferrari_308_GTS_Magnum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LA FORD TORINO 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./front/images/img_Voiture_70_80/Voiture/Ford_Torino_Starsky_Hutch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ASTON MARTIN </text:p>
          </table:table-cell>
          <table:table-cell office:value-type="string" calcext:value-type="string">
            <text:p>1977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./front/images/img_Voiture_70_80/Voiture/Aston_Martin_Brett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FORD MUSTANG BULLIT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./front/images/img_Voiture_70_80/Voiture/Ford_Mustang_Bullit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LA COCCINELLE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./front/images/img_Voiture_70_80/Voiture/Coccinelle_disney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GMC SIERRA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./front/images/img_Voiture_70_80/Voiture/GMC_Sierra_Tombe_pic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MERCEDES R107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./front/images/img_Voiture_70_80/Voiture/Mercedes_R107_380_SL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PEUGEOT 403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./front/images/img_Voiture_70_80/Voiture/Peugeot_403_Columbo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PONTIAC FIREBIRD TRANS AM</text:p>
          </table:table-cell>
          <table:table-cell office:value-type="string" calcext:value-type="string">
            <text:p>1978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./front/images/img_Voiture_70_80/Voiture/Pontiac_Firebird_Trans_Am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FERARI TESTAROSA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70000</text:p>
          </table:table-cell>
          <table:table-cell office:value-type="string" calcext:value-type="string">
            <text:p>./front/images/img_Voiture_70_80/Voiture/Ferrari_Testarossa_flic_miami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JEEP WRANGER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./front/images/img_Voiture_70_80/Voiture/Jeep_Wrangler_YJ_Mc_Gayver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GMC VENDURA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./front/images/img_Voiture_70_80/Voiture/GMC_Vandura_Agence_tous_risques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BUICK CENTURY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./front/images/img_Voiture_70_80/Voiture/La_Buick_Century_455_de_KOJAK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LOTUS ELAN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75000</text:p>
          </table:table-cell>
          <table:table-cell office:value-type="string" calcext:value-type="string">
            <text:p>./front/images/img_Voiture_70_80/Voiture/Lotus_Elan_Madame_Peel.jpg 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<text:s/>DOLOREAN 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<text:s/>./front/images/img_Voiture_70_80/Voiture/Dolorean_de_Retour_vres_le_futur.png </text:p>
          </table:table-cell>
          <table:table-cell table:style-name="Default"/>
          <table:table-cell table:number-columns-repeated="1004"/>
        </table:table-row>
        <table:table-row table:style-name="ro1" table:number-rows-repeated="1048558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Feuille2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Default"/>
        <table:table-column table:style-name="co7" table:default-cell-style-name="ce2"/>
        <table:table-column table:style-name="co1" table:default-cell-style-name="ce2"/>
        <table:table-column table:style-name="co7" table:default-cell-style-name="ce2"/>
        <table:table-column table:style-name="co11" table:default-cell-style-name="ce2"/>
        <table:table-column table:style-name="co7" table:default-cell-style-name="ce2"/>
        <table:table-column table:style-name="co12" table:default-cell-style-name="ce2"/>
        <table:table-column table:style-name="co7" table:default-cell-style-name="ce2"/>
        <table:table-column table:style-name="co2" table:default-cell-style-name="ce2"/>
        <table:table-column table:style-name="co7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7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Tableau</text:p>
          </table:table-cell>
          <table:table-cell table:style-name="ce1" table:number-columns-repeated="2"/>
          <table:table-cell table:style-name="ce1" office:value-type="string" calcext:value-type="string">
            <text:p>Key</text:p>
          </table:table-cell>
          <table:table-cell table:style-name="ce1" table:number-columns-repeated="2"/>
          <table:table-cell table:style-name="ce1" office:value-type="string" calcext:value-type="string">
            <text:p>Image1</text:p>
          </table:table-cell>
          <table:table-cell table:style-name="ce1"/>
          <table:table-cell table:style-name="ce1" office:value-type="string" calcext:value-type="string">
            <text:p>Image2</text:p>
          </table:table-cell>
          <table:table-cell table:style-name="ce1"/>
          <table:table-cell table:style-name="ce1" office:value-type="string" calcext:value-type="string">
            <text:p>Puissance</text:p>
          </table:table-cell>
          <table:table-cell table:style-name="ce1"/>
          <table:table-cell table:style-name="ce1" office:value-type="string" calcext:value-type="string">
            <text:p>Kilometrage</text:p>
          </table:table-cell>
          <table:table-cell table:style-name="ce1"/>
          <table:table-cell table:style-name="ce1" office:value-type="string" calcext:value-type="string">
            <text:p>Titre</text:p>
          </table:table-cell>
          <table:table-cell table:style-name="ce1"/>
          <table:table-cell table:style-name="ce1" office:value-type="string" calcext:value-type="string">
            <text:p>Année</text:p>
          </table:table-cell>
          <table:table-cell table:style-name="ce1"/>
          <table:table-cell table:style-name="ce1" office:value-type="string" calcext:value-type="string">
            <text:p>Prix</text:p>
          </table:table-cell>
          <table:table-cell table:style-name="ce1" table:number-columns-repeated="4"/>
        </table:table-row>
        <table:table-row table:style-name="ro1">
          <table:table-cell table:number-columns-repeated="6"/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$tabModAut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</text:p>
          </table:table-cell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<text:s/>DODGE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table:style-name="ce2" office:value-type="string" calcext:value-type="string">
            <text:p><text:s/>./front/images/img_Voiture_70_80/Serie/Sheriif_fait_moi_peur.jp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dodge_charger_general_lee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45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a DODGE CHALLENGER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ERRARI308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table:style-name="ce2" office:value-type="string" calcext:value-type="string">
            <text:p><text:s/>./front/images/img_Voiture_70_80/Serie/Magnum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Ferrari_308_GTS_Magnum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78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A FERRARI 308 GTS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TORINO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table:style-name="ce2" office:value-type="string" calcext:value-type="string">
            <text:p><text:s/>./front/images/img_Voiture_70_80/Serie/starsky-hutch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Ford_Torino_Starsky_Hutch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8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A FORD TORINO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ASTON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table:style-name="ce2" office:value-type="string" calcext:value-type="string">
            <text:p><text:s/>./front/images/img_Voiture_70_80/Serie/Amicalement_Votre.jp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Aston_Martin_Brett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STON MARTIN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MUSTANG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table:style-name="ce2" office:value-type="string" calcext:value-type="string">
            <text:p><text:s/>./front/images/img_Voiture_70_80/Serie/McQueen_Bullit.jp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Ford_Mustang_Bullit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8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ORD MUSTANG BULLI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COCCINELLE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<text:s/>./front/images/img_Voiture_70_80/Serie/Lacoccinelle_film.jp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Coccinelle_disney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A COCCINEL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SIERRA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table:style-name="ce2" office:value-type="string" calcext:value-type="string">
            <text:p><text:s/>./front/images/img_Voiture_70_80/Serie/homme_qui_tombe_a_pic_jpg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GMC_Sierra_Tombe_pic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MC SIER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MERCEDES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table:style-name="ce2" office:value-type="string" calcext:value-type="string">
            <text:p><text:s/>./front/images/img_Voiture_70_80/Serie/Hart.jpg <text:s/>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Mercedes_R107_380_SL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ERCEDES R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PEUGEOT <text:s/>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<text:s/>./front/images/img_Voiture_70_80/Serie/Columbo.jp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Peugeot_403_Columbo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EUGEOT 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PONTIAC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<text:s/>./front/images/img_Voiture_70_80/Serie/Kitt2000.jpg <text:s/>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Pontiac_Firebird_Trans_Am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ONTIAC FIREBIRD TRANS 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TESTAROSA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<text:s/>./front/images/img_Voiture_70_80/Serie/Miami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Ferrari_Testarossa_flic_miami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ERARI TESTAROS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70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JEEP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<text:s/>./front/images/img_Voiture_70_80/Serie/Mc_Gayver.jpg <text:s/>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Jeep_Wrangler_YJ_Mc_Gayver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6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JEEP WRANGE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VENDURA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<text:s/>./front/images/img_Voiture_70_80/Serie/Agence_tout_risque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GMC_Vandura_Agence_tous_risques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MC VENDU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BUICK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<text:s/>./front/images/img_Voiture_70_80/Serie/KOJAK.jp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La_Buick_Century_455_de_KOJAK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UICK CENTUR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LOTUS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<text:s/>./front/images/img_Voiture_70_80/Serie/Miss_Peel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/front/images/img_Voiture_70_80/Voiture/Lotus_Elan_Madame_Peel.jp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OTUS EL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7500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DOLOREAN 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<text:s/>./front/images/img_Voiture_70_80/Serie/Retour_vers_le_futur.jp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./front/images/img_Voiture_70_80/Voiture/Dolorean_de_Retour_vres_le_futur.png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2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DOLOREAN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11"/>
          <table:table-cell office:value-type="string" calcext:value-type="string">
            <text:p>] ;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 table:number-columns-repeated="7"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3:18:42.675421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56:47.018666197</meta:creation-date>
    <meta:generator>LibreOffice/6.0.7.3$Linux_X86_64 LibreOffice_project/00m0$Build-3</meta:generator>
    <dc:date>2019-03-27T15:03:21.897200742</dc:date>
    <meta:editing-duration>PT2H39M52S</meta:editing-duration>
    <meta:editing-cycles>36</meta:editing-cycles>
    <meta:document-statistic meta:table-count="2" meta:cell-count="368" meta:object-count="0"/>
  </office:meta>
</office:document-meta>
</file>